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498.6pt" table:align="margins"/>
    </style:style>
    <style:style style:name="Dunnings.A" style:family="table-column">
      <style:table-column-properties style:column-width="99.7pt" style:rel-column-width="13107*"/>
    </style:style>
    <style:style style:name="Dunnings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2.75pt" fo:border="0.05pt solid #000000">
        <style:background-image/>
      </style:table-cell-properties>
    </style:style>
    <style:style style:name="Dunnings.A2" style:family="table-cell">
      <style:table-cell-properties fo:padding="2.75pt" fo:border-left="0.05pt solid #000000" fo:border-right="0.05pt solid #000000" fo:border-top="none" fo:border-bottom="0.05pt solid #000000"/>
    </style:style>
    <style:style style:name="Dunnings.A3" style:family="table-cell">
      <style:table-cell-properties fo:padding="2.75pt" fo:border-left="0.05pt solid #000000" fo:border-right="none" fo:border-top="none" fo:border-bottom="0.05pt solid #000000"/>
    </style:style>
    <style:style style:name="Dunnings.B3" style:family="table-cell">
      <style:table-cell-properties fo:padding="2.75pt" fo:border-left="0.05pt solid #000000" fo:border-right="none" fo:border-top="none" fo:border-bottom="0.05pt solid #000000"/>
    </style:style>
    <style:style style:name="Dunnings.C3" style:family="table-cell">
      <style:table-cell-properties fo:padding="2.75pt" fo:border-left="0.05pt solid #000000" fo:border-right="none" fo:border-top="none" fo:border-bottom="0.05pt solid #000000"/>
    </style:style>
    <style:style style:name="Dunnings.D3" style:family="table-cell">
      <style:table-cell-properties fo:padding="2.75pt" fo:border-left="0.05pt solid #000000" fo:border-right="none" fo:border-top="none" fo:border-bottom="0.05pt solid #000000"/>
    </style:style>
    <style:style style:name="Dunnings.E3" style:family="table-cell">
      <style:table-cell-properties fo:padding="2.75pt" fo:border-left="0.05pt solid #000000" fo:border-right="0.05pt solid #000000" fo:border-top="none" fo:border-bottom="0.05pt solid #000000"/>
    </style:style>
    <style:style style:name="Dunnings.A4" style:family="table-cell">
      <style:table-cell-properties fo:padding="2.75pt" fo:border-left="0.05pt solid #000000" fo:border-right="0.05pt solid #000000" fo:border-top="none" fo:border-bottom="0.05pt solid #000000"/>
    </style:style>
    <style:style style:name="Payments" style:family="table">
      <style:table-properties style:width="300pt" fo:margin-left="199.05pt" fo:margin-top="6pt" fo:margin-bottom="0pt" table:align="left"/>
    </style:style>
    <style:style style:name="Payments.A" style:family="table-column">
      <style:table-column-properties style:column-width="173.25pt"/>
    </style:style>
    <style:style style:name="Payments.B" style:family="table-column">
      <style:table-column-properties style:column-width="126.75pt"/>
    </style:style>
    <style:style style:name="Payments.A1" style:family="table-cell">
      <style:table-cell-properties fo:background-color="#cccccc" fo:padding="2.75pt" fo:border="0.05pt solid #000000">
        <style:background-image/>
      </style:table-cell-properties>
    </style:style>
    <style:style style:name="Payments.A2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2.75pt" fo:border-left="0.05pt solid #000000" fo:border-right="none" fo:border-top="none" fo:border-bottom="0.05pt solid #000000"/>
    </style:style>
    <style:style style:name="Payments.B4" style:family="table-cell">
      <style:table-cell-properties fo:padding="2.75pt" fo:border-left="0.05pt solid #000000" fo:border-right="0.05pt solid #000000" fo:border-top="none" fo:border-bottom="0.05pt solid #000000"/>
    </style:style>
    <style:style style:name="Payments.A5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style:font-name="Liberation Sans" officeooo:paragraph-rsid="00119c30"/>
    </style:style>
    <style:style style:name="P2" style:family="paragraph" style:parent-style-name="Text_20_body">
      <style:text-properties style:font-name="Liberation Sans" officeooo:paragraph-rsid="00119c30"/>
    </style:style>
    <style:style style:name="P3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4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5" style:family="paragraph" style:parent-style-name="Text_20_body">
      <style:paragraph-properties fo:margin-left="319.75pt" fo:margin-right="0pt" fo:margin-top="0pt" fo:margin-bottom="0pt" loext:contextual-spacing="false" fo:text-align="start" style:justify-single-word="false" fo:text-indent="0pt" style:auto-text-indent="false" fo:break-before="page"/>
      <style:text-properties style:font-name="Liberation Sans" officeooo:paragraph-rsid="00119c30"/>
    </style:style>
    <style:style style:name="P6" style:family="paragraph" style:parent-style-name="Text_20_body">
      <style:paragraph-properties fo:margin-left="319.75pt" fo:margin-right="0pt" fo:margin-top="0pt" fo:margin-bottom="0pt" loext:contextual-spacing="false" fo:text-align="start" style:justify-single-word="false" fo:text-indent="0pt" style:auto-text-indent="false"/>
      <style:text-properties style:font-name="Liberation Sans" officeooo:paragraph-rsid="00119c30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9" style:family="paragraph" style:parent-style-name="Table_20_Contents">
      <style:paragraph-properties fo:text-align="end" style:justify-single-word="false"/>
      <style:text-properties style:font-name="Liberation Serif1"/>
    </style:style>
    <style:style style:name="P10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2" style:family="paragraph" style:parent-style-name="Table_20_Heading">
      <style:text-properties officeooo:rsid="001792fb" officeooo:paragraph-rsid="0019d714"/>
    </style:style>
    <style:style style:name="P13" style:family="paragraph" style:parent-style-name="Table_20_Heading">
      <style:text-properties officeooo:rsid="001792fb" officeooo:paragraph-rsid="001792fb"/>
    </style:style>
    <style:style style:name="P14" style:family="paragraph" style:parent-style-name="Table_20_Heading">
      <style:text-properties officeooo:rsid="001688a0" officeooo:paragraph-rsid="0019d714"/>
    </style:style>
    <style:style style:name="P15" style:family="paragraph" style:parent-style-name="Table_20_Heading">
      <style:text-properties officeooo:rsid="001688a0" officeooo:paragraph-rsid="001688a0"/>
    </style:style>
    <style:style style:name="P16" style:family="paragraph" style:parent-style-name="Table_20_Heading">
      <style:text-properties officeooo:rsid="001c41fe" officeooo:paragraph-rsid="001c41fe"/>
    </style:style>
    <style:style style:name="P17" style:family="paragraph" style:parent-style-name="Table_20_Heading">
      <style:paragraph-properties fo:margin-top="0pt" fo:margin-bottom="6.01pt" loext:contextual-spacing="false" fo:text-align="center" style:justify-single-word="false"/>
      <style:text-properties officeooo:rsid="001c41fe" officeooo:paragraph-rsid="001c41fe"/>
    </style:style>
    <style:style style:name="P18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rty, letter in letters.iteritems()"&gt;</text:placeholder></text:p>
      <text:p text:style-name="P5"><text:placeholder text:placeholder-type="text">&lt;set_lang(party.lang.code if party.lang else 'en_US')&gt;</text:placeholder><text:placeholder text:placeholder-type="text">&lt;party.full_name&gt;</text:placeholder></text:p>
      <text:p text:style-name="P6"><text:placeholder text:placeholder-type="text">&lt;if test="party.addresses"&gt;</text:placeholder></text:p>
      <text:p text:style-name="P6"><text:placeholder text:placeholder-type="text">&lt;for each="line in party.address_get().full_address.splitlines()"&gt;</text:placeholder></text:p>
      <text:p text:style-name="P6"><text:placeholder text:placeholder-type="text">&lt;line&gt;</text:placeholder></text:p>
      <text:p text:style-name="P6"><text:placeholder text:placeholder-type="text">&lt;/for&gt;</text:placeholder></text:p>
      <text:p text:style-name="P6"><text:placeholder text:placeholder-type="text">&lt;/if&gt;</text:placeholder></text:p>
      <text:p text:style-name="P18">Reminder Notice</text:p>
      <text:p text:style-name="P3"><text:span text:style-name="T1">Date: </text:span><text:span text:style-name="T1"><text:placeholder text:placeholder-type="text">&lt;format_date(today, party.lang)&gt;</text:placeholder></text:span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2">Description</text:p>
            </table:table-cell>
            <table:table-cell table:style-name="Dunnings.A1" office:value-type="string">
              <text:p text:style-name="P14">Reference</text:p>
            </table:table-cell>
            <table:table-cell table:style-name="Dunnings.A1" office:value-type="string">
              <text:p text:style-name="P15">Date</text:p>
            </table:table-cell>
            <table:table-cell table:style-name="Dunnings.A1" office:value-type="string">
              <text:p text:style-name="P15">Amount</text:p>
            </table:table-cell>
            <table:table-cell table:style-name="Dunnings.E1" office:value-type="string">
              <text:p text:style-name="P13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7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8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8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1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9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1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able:table-row>
            <table:table-cell table:style-name="Payments.A1" table:number-columns-spanned="2" office:value-type="string">
              <text:p text:style-name="P17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16">Date</text:p>
            </table:table-cell>
            <table:table-cell table:style-name="Payments.B2" office:value-type="string">
              <text:p text:style-name="P16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7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1"><text:placeholder text:placeholder-type="text">&lt;format_date(payment.date, party.lang)&gt;</text:placeholder></text:p>
          </table:table-cell>
          <table:table-cell table:style-name="Payments.B4" office:value-type="string">
            <text:p text:style-name="P10"><text:placeholder text:placeholder-type="text">&lt;format_currency(get_payment_amount(payment), party.lang, 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4.3.3.2$Linux_X86_64 LibreOffice_project/430m0$Build-2</meta:generator>
    <meta:editing-duration>P0D</meta:editing-duration>
    <meta:editing-cycles>1</meta:editing-cycles>
    <meta:document-statistic meta:table-count="2" meta:image-count="0" meta:object-count="0" meta:page-count="2" meta:paragraph-count="31" meta:word-count="85" meta:character-count="1016" meta:non-whitespace-character-count="962"/>
  </office:meta>
</office:document-meta>
</file>